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's a flowchart outline for a <text:span text:style-name="Strong_20_Emphasis">Medical Image Repository</text:span> focused on the study of different types of stroke. The system includes image categorization by modality (e.g., MRI, CT), user authentication (researchers can upload/view), and unique IDs (like DOIs) for images.</text:p>
      <text:h text:style-name="Heading_20_3" text:outline-level="3"><text:span text:style-name="Strong_20_Emphasis">Flowchart Steps</text:span>:</text:h>
      <text:h text:style-name="Heading_20_4" text:outline-level="4">1. <text:span text:style-name="Strong_20_Emphasis">User Authentication &amp; Access</text:span></text:h>
      <text:list text:style-name="L1">
        <text:list-item>
          <text:p text:style-name="P1"><text:span text:style-name="Strong_20_Emphasis">Start</text:span> → User visits the repository.</text:p>
        </text:list-item>
        <text:list-item>
          <text:p text:style-name="P1"><text:span text:style-name="Strong_20_Emphasis">Decision: User Logged In?</text:span></text:p>
          <text:list>
            <text:list-item>
              <text:p text:style-name="P1">If <text:span text:style-name="Strong_20_Emphasis">NO</text:span> → Redirect to login page.</text:p>
            </text:list-item>
            <text:list-item>
              <text:p text:style-name="P2">If <text:span text:style-name="Strong_20_Emphasis">YES</text:span> → Proceed to image repository.</text:p>
            </text:list-item>
          </text:list>
        </text:list-item>
      </text:list>
      <text:h text:style-name="Heading_20_4" text:outline-level="4">2. <text:span text:style-name="Strong_20_Emphasis">Image Repository - Options for Logged-in Users</text:span></text:h>
      <text:list text:style-name="L2">
        <text:list-item>
          <text:p text:style-name="P3"><text:span text:style-name="Strong_20_Emphasis">Decision: Choose Action</text:span></text:p>
          <text:list>
            <text:list-item>
              <text:p text:style-name="P3"><text:span text:style-name="Strong_20_Emphasis">View Images</text:span> → See categorized images based on <text:span text:style-name="Strong_20_Emphasis">Modality</text:span> or <text:span text:style-name="Strong_20_Emphasis">Stroke Type</text:span>.</text:p>
            </text:list-item>
            <text:list-item>
              <text:p text:style-name="P3"><text:span text:style-name="Strong_20_Emphasis">Upload Images</text:span> → Upload new medical images.</text:p>
            </text:list-item>
            <text:list-item>
              <text:p text:style-name="P4"><text:span text:style-name="Strong_20_Emphasis">Search Images</text:span> → Search repository by modality, researcher, or unique ID (DOI-like system).</text:p>
            </text:list-item>
          </text:list>
        </text:list-item>
      </text:list>
      <text:h text:style-name="Heading_20_4" text:outline-level="4">3. <text:span text:style-name="Strong_20_Emphasis">Viewing Images</text:span></text:h>
      <text:list text:style-name="L3">
        <text:list-item>
          <text:p text:style-name="P5"><text:span text:style-name="Strong_20_Emphasis">Decision: Category Selection</text:span> (Modality/Stroke Type)</text:p>
          <text:list>
            <text:list-item>
              <text:p text:style-name="P5"><text:span text:style-name="Strong_20_Emphasis">Modality</text:span>: MRI, CT, X-ray, etc.</text:p>
            </text:list-item>
            <text:list-item>
              <text:p text:style-name="P5"><text:span text:style-name="Strong_20_Emphasis">Stroke Type</text:span>: Ischemic, Hemorrhagic, Transient Ischemic Attack (TIA).</text:p>
            </text:list-item>
          </text:list>
        </text:list-item>
        <text:list-item>
          <text:p text:style-name="P5"><text:span text:style-name="Strong_20_Emphasis">Image Display</text:span>: Show list/grid of images under selected category.</text:p>
          <text:list>
            <text:list-item>
              <text:p text:style-name="P5"><text:span text:style-name="Strong_20_Emphasis">Click on Image</text:span> → View image details (researcher info, modality, image metadata).</text:p>
            </text:list-item>
            <text:list-item>
              <text:p text:style-name="P6"><text:span text:style-name="Strong_20_Emphasis">Download Option</text:span>: Available only for logged-in users.</text:p>
            </text:list-item>
          </text:list>
        </text:list-item>
      </text:list>
      <text:h text:style-name="Heading_20_4" text:outline-level="4">4. <text:span text:style-name="Strong_20_Emphasis">Uploading Images</text:span></text:h>
      <text:list text:style-name="L4">
        <text:list-item>
          <text:p text:style-name="P7"><text:span text:style-name="Strong_20_Emphasis">Upload Form</text:span></text:p>
          <text:list>
            <text:list-item>
              <text:p text:style-name="P7"><text:span text:style-name="Strong_20_Emphasis">Fill Form</text:span>: Upload medical image, provide metadata (stroke type, modality, researcher info).</text:p>
            </text:list-item>
            <text:list-item>
              <text:p text:style-name="P7"><text:span text:style-name="Strong_20_Emphasis">Decision: Validate Upload</text:span> (Check for correct file format, required metadata, etc.)</text:p>
              <text:list>
                <text:list-item>
                  <text:p text:style-name="P7">If <text:span text:style-name="Strong_20_Emphasis">Invalid</text:span> → Show error message.</text:p>
                </text:list-item>
                <text:list-item>
                  <text:p text:style-name="P7">If <text:span text:style-name="Strong_20_Emphasis">Valid</text:span> → Generate <text:span text:style-name="Strong_20_Emphasis">Unique ID</text:span> for image (DOI-like).</text:p>
                </text:list-item>
              </text:list>
            </text:list-item>
            <text:list-item>
              <text:p text:style-name="P7"><text:span text:style-name="Strong_20_Emphasis">Store Image</text:span>: Save image and metadata in repository.</text:p>
            </text:list-item>
            <text:list-item>
              <text:p text:style-name="P8"><text:span text:style-name="Strong_20_Emphasis">Confirm Upload</text:span>: Display confirmation message, image is now public for authenticated users.</text:p>
            </text:list-item>
          </text:list>
        </text:list-item>
      </text:list>
      <text:h text:style-name="Heading_20_4" text:outline-level="4">5. <text:span text:style-name="Strong_20_Emphasis">Unique ID System</text:span></text:h>
      <text:list text:style-name="L5">
        <text:list-item>
          <text:p text:style-name="P9"><text:span text:style-name="Strong_20_Emphasis">Generate Unique ID</text:span>: Upon successful upload, create a unique ID (similar to DOI) for the image.</text:p>
        </text:list-item>
        <text:list-item>
          <text:p text:style-name="P9"><text:soft-page-break/><text:span text:style-name="Strong_20_Emphasis">Link ID to Metadata</text:span>: Associate the unique ID with the image’s metadata (modality, stroke type, researcher, etc.).</text:p>
        </text:list-item>
        <text:list-item>
          <text:p text:style-name="P10"><text:span text:style-name="Strong_20_Emphasis">Search by ID</text:span>: Users can search or reference images by this unique ID.</text:p>
        </text:list-item>
      </text:list>
      <text:h text:style-name="Heading_20_4" text:outline-level="4">6. <text:span text:style-name="Strong_20_Emphasis">Search Images</text:span></text:h>
      <text:list text:style-name="L6">
        <text:list-item>
          <text:p text:style-name="P11"><text:span text:style-name="Strong_20_Emphasis">Search by Modality, Researcher, Stroke Type, or Unique ID</text:span>.</text:p>
        </text:list-item>
        <text:list-item>
          <text:p text:style-name="P12"><text:span text:style-name="Strong_20_Emphasis">Display Results</text:span>: Show relevant images matching the search criteria.</text:p>
        </text:list-item>
      </text:list>
      <text:h text:style-name="Heading_20_4" text:outline-level="4">7. <text:span text:style-name="Strong_20_Emphasis">End</text:span></text:h>
      <text:h text:style-name="Heading_20_3" text:outline-level="3"><text:span text:style-name="Strong_20_Emphasis">Flowchart Structure</text:span> (Visual Representation - Description)</text:h>
      <text:list text:style-name="L7">
        <text:list-item>
          <text:p text:style-name="P13"><text:span text:style-name="Strong_20_Emphasis">Start</text:span></text:p>
          <text:list>
            <text:list-item>
              <text:p text:style-name="P14">User visits the site</text:p>
            </text:list-item>
          </text:list>
        </text:list-item>
        <text:list-item>
          <text:p text:style-name="P13"><text:span text:style-name="Strong_20_Emphasis">Login Decision</text:span></text:p>
          <text:list>
            <text:list-item>
              <text:p text:style-name="P14">Is the user logged in?</text:p>
              <text:list>
                <text:list-item>
                  <text:p text:style-name="P14"><text:span text:style-name="Strong_20_Emphasis">Yes</text:span> → Proceed to image repository</text:p>
                </text:list-item>
                <text:list-item>
                  <text:p text:style-name="P14"><text:span text:style-name="Strong_20_Emphasis">No</text:span> → Redirect to login</text:p>
                </text:list-item>
              </text:list>
            </text:list-item>
          </text:list>
        </text:list-item>
        <text:list-item>
          <text:p text:style-name="P13"><text:span text:style-name="Strong_20_Emphasis">Image Repository - Choose Action</text:span></text:p>
          <text:list>
            <text:list-item>
              <text:p text:style-name="P14"><text:span text:style-name="Strong_20_Emphasis">View Images</text:span></text:p>
              <text:list>
                <text:list-item>
                  <text:p text:style-name="P14">Select <text:span text:style-name="Strong_20_Emphasis">Modality</text:span> or <text:span text:style-name="Strong_20_Emphasis">Stroke Type</text:span></text:p>
                </text:list-item>
                <text:list-item>
                  <text:p text:style-name="P14">Display image list</text:p>
                </text:list-item>
              </text:list>
            </text:list-item>
            <text:list-item>
              <text:p text:style-name="P14"><text:span text:style-name="Strong_20_Emphasis">Upload Images</text:span></text:p>
              <text:list>
                <text:list-item>
                  <text:p text:style-name="P14">Provide metadata &amp; upload image</text:p>
                </text:list-item>
                <text:list-item>
                  <text:p text:style-name="P14">Validate upload</text:p>
                </text:list-item>
                <text:list-item>
                  <text:p text:style-name="P14">Generate unique ID (DOI-like)</text:p>
                </text:list-item>
                <text:list-item>
                  <text:p text:style-name="P14">Confirm upload</text:p>
                </text:list-item>
              </text:list>
            </text:list-item>
            <text:list-item>
              <text:p text:style-name="P14"><text:span text:style-name="Strong_20_Emphasis">Search Images</text:span></text:p>
              <text:list>
                <text:list-item>
                  <text:p text:style-name="P14">Search by modality, stroke type, researcher, or unique ID</text:p>
                </text:list-item>
                <text:list-item>
                  <text:p text:style-name="P14">Display results</text:p>
                </text:list-item>
              </text:list>
            </text:list-item>
          </text:list>
        </text:list-item>
        <text:list-item>
          <text:p text:style-name="P13"><text:span text:style-name="Strong_20_Emphasis">End</text:span></text:p>
        </text:list-item>
      </text:list>
      <text:h text:style-name="Heading_20_3" text:outline-level="3">Image Categorization and DOI-Like System</text:h>
      <text:list text:style-name="L8">
        <text:list-item>
          <text:p text:style-name="P15"><text:span text:style-name="Strong_20_Emphasis">Image Categories</text:span>: Group images by modality (MRI, CT) and stroke type (Ischemic, Hemorrhagic, etc.).</text:p>
        </text:list-item>
        <text:list-item>
          <text:p text:style-name="P16"><text:span text:style-name="Strong_20_Emphasis">Unique ID System</text:span>: Each image has a globally unique identifier for referencing and easy lookup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01:47:13.945186861</meta:creation-date>
    <dc:date>2024-10-25T13:27:30.858599873</dc:date>
    <meta:editing-duration>PT1M31S</meta:editing-duration>
    <meta:editing-cycles>4</meta:editing-cycles>
    <meta:generator>LibreOffice/24.8.2.1$Linux_X86_64 LibreOffice_project/480$Build-1</meta:generator>
    <meta:document-statistic meta:table-count="0" meta:image-count="0" meta:object-count="0" meta:page-count="2" meta:paragraph-count="58" meta:word-count="453" meta:character-count="2686" meta:non-whitespace-character-count="2338"/>
  </office:meta>
</office:document-meta>
</file>